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7.2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>
      <style:text-properties fo:font-size="14pt" style:font-name-asian="標楷體"/>
    </style:style>
    <style:style style:name="ce4" style:family="table-cell" style:parent-style-name="Default">
      <style:text-properties fo:font-size="14pt" style:font-name-asian="Arial"/>
    </style:style>
    <style:style style:name="ce5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fo:font-size="14pt" style:font-name-asian="Arial"/>
    </style:style>
    <style:style style:name="ce7" style:family="table-cell" style:parent-style-name="Default" style:data-style-name="N36"/>
    <style:style style:name="ce8" style:family="table-cell" style:parent-style-name="Default" style:data-style-name="N11">
      <style:text-properties fo:font-size="14pt" style:font-name-asian="Arial"/>
    </style:style>
    <style:style style:name="ce9" style:family="table-cell" style:parent-style-name="Default">
      <style:text-properties fo:font-size="14pt" style:font-name-asian="標楷體" style:font-size-asian="12pt"/>
    </style:style>
    <style:style style:name="ce10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table:table-column table:style-name="co1" table:number-columns-repeated="255" table:default-cell-style-name="ce2"/>
        <table:table-row table:style-name="ro2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收縮壓</text:p>
          </table:table-cell>
          <table:table-cell table:style-name="ce4" table:formula="of:=AVERAGE([基礎健康紀錄表.B2:基礎健康紀錄表.B39])" office:value-type="float" office:value="129.162162162162">
            <text:p>129.16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舒張壓</text:p>
          </table:table-cell>
          <table:table-cell table:style-name="ce4" table:formula="of:=AVERAGE([基礎健康紀錄表.C2:基礎健康紀錄表.C39])" office:value-type="float" office:value="71.1891891891892">
            <text:p>71.1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心跳</text:p>
          </table:table-cell>
          <table:table-cell table:style-name="ce4" table:formula="of:=AVERAGE([基礎健康紀錄表.D2:基礎健康紀錄表.D39])" office:value-type="float" office:value="72.7027027027027">
            <text:p>72.7</text:p>
          </table:table-cell>
          <table:table-cell table:number-columns-repeated="253"/>
        </table:table-row>
        <table:table-row table:style-name="ro3" table:number-rows-repeated="65527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7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9"/>
        <table:table-column table:style-name="co1" table:number-columns-repeated="248" table:default-cell-style-name="Default"/>
        <table:table-row table:style-name="ro2">
          <table:table-cell table:style-name="ce5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office:value-type="string">
            <text:p>體脂</text:p>
          </table:table-cell>
          <table:table-cell/>
          <table:table-cell table:style-name="ce1" table:number-columns-repeated="248"/>
        </table:table-row>
        <table:table-row table:style-name="ro3">
          <table:table-cell table:style-name="ce6" office:value-type="date" office:date-value="2010-08-23">
            <text:p>2010/8/23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5">
            <text:p>85</text:p>
          </table:table-cell>
          <table:table-cell table:style-name="ce4" table:formula="of:=[.B2]-[.C2]" office:value-type="float" office:value="50">
            <text:p>5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5">
            <text:p>85</text:p>
          </table:table-cell>
          <table:table-cell table:style-name="ce4" table:formula="of:=[.G2]/([目前身體數值.$B$1]/100)^2" office:value-type="float" office:value="25.3814685419093">
            <text:p>25.3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02">
            <text:p>2010/9/2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5">
            <text:p>75</text:p>
          </table:table-cell>
          <table:table-cell table:style-name="ce4" table:formula="of:=[.B3]-[.C3]" office:value-type="float" office:value="55">
            <text:p>55</text:p>
          </table:table-cell>
          <table:table-cell/>
          <table:table-cell table:style-name="ce4" office:value-type="float" office:value="86">
            <text:p>86</text:p>
          </table:table-cell>
          <table:table-cell table:style-name="ce4" table:formula="of:=[.G3]/([目前身體數值.$B$1]/100)^2" office:value-type="float" office:value="25.680074054167">
            <text:p>25.68</text:p>
          </table:table-cell>
          <table:table-cell table:style-name="ce4"/>
          <table:table-cell office:value-type="string">
            <text:p>走動式服務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14">
            <text:p>2010/9/1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6">
            <text:p>76</text:p>
          </table:table-cell>
          <table:table-cell table:style-name="ce4" table:formula="of:=[.B4]-[.C4]" office:value-type="float" office:value="66">
            <text:p>6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4]/([目前身體數值.$B$1]/100)^2" office:value-type="float" office:value="25.9786795664248">
            <text:p>25.9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16">
            <text:p>2010/9/16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7">
            <text:p>77</text:p>
          </table:table-cell>
          <table:table-cell table:style-name="ce4" table:formula="of:=[.B5]-[.C5]" office:value-type="float" office:value="60">
            <text:p>60</text:p>
          </table:table-cell>
          <table:table-cell table:style-name="ce4"/>
          <table:table-cell table:style-name="ce4" office:value-type="float" office:value="84">
            <text:p>84</text:p>
          </table:table-cell>
          <table:table-cell table:style-name="ce4" table:formula="of:=[.G5]/([目前身體數值.$B$1]/100)^2" office:value-type="float" office:value="25.0828630296515">
            <text:p>25.08</text:p>
          </table:table-cell>
          <table:table-cell table:style-name="ce4"/>
          <table:table-cell office:value-type="string">
            <text:p>走下樓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6]-[.C6]" office:value-type="float" office:value="96">
            <text:p>96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6]/([目前身體數值.$B$1]/100)^2" office:value-type="float" office:value="26.2772850786825">
            <text:p>26.28</text:p>
          </table:table-cell>
          <table:table-cell table:style-name="ce4"/>
          <table:table-cell office:value-type="string">
            <text:p>心理不平時</text:p>
          </table:table-cell>
          <table:table-cell table:style-name="ce4" office:value-type="string">
            <text:p>心平氣和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7]-[.C7]" office:value-type="float" office:value="74">
            <text:p>7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7]/([目前身體數值.$B$1]/100)^2" office:value-type="float" office:value="26.2772850786825">
            <text:p>26.28</text:p>
          </table:table-cell>
          <table:table-cell table:style-name="ce4"/>
          <table:table-cell office:value-type="string">
            <text:p>解決事情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4">
            <text:p>2010/9/2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2">
            <text:p>82</text:p>
          </table:table-cell>
          <table:table-cell table:style-name="ce4" table:formula="of:=[.B8]-[.C8]" office:value-type="float" office:value="65">
            <text:p>6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8]/([目前身體數值.$B$1]/100)^2" office:value-type="float" office:value="26.5758905909403">
            <text:p>26.58</text:p>
          </table:table-cell>
          <table:table-cell table:style-name="ce4"/>
          <table:table-cell office:value-type="string">
            <text:p>網路申報掛掉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7">
            <text:p>2010/9/27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3">
            <text:p>63</text:p>
          </table:table-cell>
          <table:table-cell table:style-name="ce4" table:formula="of:=[.B9]-[.C9]" office:value-type="float" office:value="54">
            <text:p>5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9]/([目前身體數值.$B$1]/100)^2" office:value-type="float" office:value="26.2772850786825">
            <text:p>26.2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28">
            <text:p>2010/9/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8">
            <text:p>68</text:p>
          </table:table-cell>
          <table:table-cell table:style-name="ce4" table:formula="of:=[.B10]-[.C10]" office:value-type="float" office:value="68">
            <text:p>68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10]/([目前身體數值.$B$1]/100)^2" office:value-type="float" office:value="26.2772850786825">
            <text:p>26.28</text:p>
          </table:table-cell>
          <table:table-cell table:style-name="ce4"/>
          <table:table-cell office:value-type="string">
            <text:p>昨晚第一次推銷，睡不好。</text:p>
          </table:table-cell>
          <table:table-cell table:style-name="ce4" table:number-columns-repeated="248"/>
        </table:table-row>
        <table:table-row table:style-name="ro4">
          <table:table-cell table:style-name="ce6" office:value-type="date" office:date-value="2010-09-29">
            <text:p>2010/9/2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7">
            <text:p>77</text:p>
          </table:table-cell>
          <table:table-cell table:style-name="ce4" table:formula="of:=[.B11]-[.C11]" office:value-type="float" office:value="63">
            <text:p>63</text:p>
          </table:table-cell>
          <table:table-cell table:style-name="ce4"/>
          <table:table-cell table:style-name="ce4" office:value-type="float" office:value="86">
            <text:p>86</text:p>
          </table:table-cell>
          <table:table-cell table:style-name="ce4" table:formula="of:=[.G11]/([目前身體數值.$B$1]/100)^2" office:value-type="float" office:value="25.680074054167">
            <text:p>25.68</text:p>
          </table:table-cell>
          <table:table-cell table:style-name="ce4"/>
          <table:table-cell office:value-type="string">
            <text:p>睡得不錯，有吃香蕉</text:p>
          </table:table-cell>
          <table:table-cell table:style-name="ce4" office:value-type="string">
            <text:p>香蕉2根作早餐是不錯的習慣，柚子也是高鉀食物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10-13">
            <text:p>2010/10/13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5">
            <text:p>75</text:p>
          </table:table-cell>
          <table:table-cell table:style-name="ce4" table:formula="of:=[.B12]-[.C12]" office:value-type="float" office:value="43">
            <text:p>43</text:p>
          </table:table-cell>
          <table:table-cell table:style-name="ce4" table:number-columns-repeated="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0-26">
            <text:p>2010/10/26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7">
            <text:p>77</text:p>
          </table:table-cell>
          <table:table-cell table:style-name="ce4" table:formula="of:=[.B13]-[.C13]" office:value-type="float" office:value="55">
            <text:p>5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13]/([目前身體數值.$B$1]/100)^2" office:value-type="float" office:value="26.5758905909403">
            <text:p>26.5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3">
            <text:p>2010/11/3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3">
            <text:p>73</text:p>
          </table:table-cell>
          <table:table-cell table:style-name="ce4" table:formula="of:=[.B14]-[.C14]" office:value-type="float" office:value="50">
            <text:p>50</text:p>
          </table:table-cell>
          <table:table-cell table:style-name="ce4" table:number-columns-repeated="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4">
            <text:p>2010/11/4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3">
            <text:p>83</text:p>
          </table:table-cell>
          <table:table-cell table:style-name="ce4" table:formula="of:=[.B15]-[.C15]" office:value-type="float" office:value="62">
            <text:p>62</text:p>
          </table:table-cell>
          <table:table-cell table:style-name="ce4"/>
          <table:table-cell table:number-columns-repeated="3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4">
            <text:p>74</text:p>
          </table:table-cell>
          <table:table-cell table:style-name="ce4" table:formula="of:=[.B16]-[.C16]" office:value-type="float" office:value="63">
            <text:p>63</text:p>
          </table:table-cell>
          <table:table-cell table:style-name="ce4"/>
          <table:table-cell table:number-columns-repeated="3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5">
            <text:p>75</text:p>
          </table:table-cell>
          <table:table-cell table:style-name="ce4" table:formula="of:=[.B17]-[.C17]" office:value-type="float" office:value="52">
            <text:p>52</text:p>
          </table:table-cell>
          <table:table-cell table:style-name="ce4"/>
          <table:table-cell table:number-columns-repeated="3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4">
            <text:p>64</text:p>
          </table:table-cell>
          <table:table-cell table:style-name="ce4" table:formula="of:=[.B18]-[.C18]" office:value-type="float" office:value="53">
            <text:p>53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8]/([目前身體數值.$B$1]/100)^2" office:value-type="float" office:value="25.3814685419093">
            <text:p>25.3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3">
            <text:p>63</text:p>
          </table:table-cell>
          <table:table-cell table:style-name="ce4" table:formula="of:=[.B19]-[.C19]" office:value-type="float" office:value="52">
            <text:p>52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9]/([目前身體數值.$B$1]/100)^2" office:value-type="float" office:value="25.3814685419093">
            <text:p>25.38</text:p>
          </table:table-cell>
          <table:table-cell table:style-name="ce4"/>
          <table:table-cell office:value-type="string">
            <text:p>局長下來要出門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11-09">
            <text:p>2010/11/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7">
            <text:p>77</text:p>
          </table:table-cell>
          <table:table-cell table:style-name="ce4" table:formula="of:=[.B20]-[.C20]" office:value-type="float" office:value="63">
            <text:p>63</text:p>
          </table:table-cell>
          <table:table-cell table:style-name="ce4" table:number-columns-repeated="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16">
            <text:p>2010/11/16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4">
            <text:p>74</text:p>
          </table:table-cell>
          <table:table-cell table:style-name="ce4" table:formula="of:=[.B21]-[.C21]" office:value-type="float" office:value="76">
            <text:p>7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21]/([目前身體數值.$B$1]/100)^2" office:value-type="float" office:value="25.9786795664248">
            <text:p>25.9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1-03-08">
            <text:p>2011/3/8</text:p>
          </table:table-cell>
          <table:table-cell table:style-name="ce4" table:number-columns-repeated="5"/>
          <table:table-cell table:style-name="ce4" office:value-type="float" office:value="88.25">
            <text:p>88.25</text:p>
          </table:table-cell>
          <table:table-cell table:style-name="ce4"/>
          <table:table-cell table:style-name="ce8" office:value-type="percentage" office:value="0.12">
            <text:p>12.00%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1-04-06">
            <text:p>2011/4/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66">
            <text:p>66</text:p>
          </table:table-cell>
          <table:table-cell table:style-name="ce4" table:formula="of:=[.B23]-[.C23]" office:value-type="float" office:value="46">
            <text:p>46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3]/([目前身體數值.$B$1]/100)^2" office:value-type="float" office:value="24.7842575173938">
            <text:p>24.78</text:p>
          </table:table-cell>
          <table:table-cell table:style-name="ce4"/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6">
            <text:p>2011/4/26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2">
            <text:p>72</text:p>
          </table:table-cell>
          <table:table-cell table:style-name="ce4" table:formula="of:=[.B24]-[.C24]" office:value-type="float" office:value="54">
            <text:p>54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4]/([目前身體數值.$B$1]/100)^2" office:value-type="float" office:value="24.7842575173938">
            <text:p>24.78</text:p>
          </table:table-cell>
          <table:table-cell table:style-name="ce4"/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7">
            <text:p>2011/4/2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2">
            <text:p>72</text:p>
          </table:table-cell>
          <table:table-cell table:style-name="ce4" table:formula="of:=[.B25]-[.C25]" office:value-type="float" office:value="45">
            <text:p>45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25]/([目前身體數值.$B$1]/100)^2" office:value-type="float" office:value="24.1870464928783">
            <text:p>24.19</text:p>
          </table:table-cell>
          <table:table-cell table:style-name="ce4"/>
          <table:table-cell office:value-type="string">
            <text:p>吃了很多嘉寶果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5">
            <text:p>65</text:p>
          </table:table-cell>
          <table:table-cell table:style-name="ce4" table:formula="of:=[.B26]-[.C26]" office:value-type="float" office:value="57">
            <text:p>57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6]/([目前身體數值.$B$1]/100)^2" office:value-type="float" office:value="24.7842575173938">
            <text:p>24.78</text:p>
          </table:table-cell>
          <table:table-cell table:style-name="ce4"/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5">
            <text:p>65</text:p>
          </table:table-cell>
          <table:table-cell table:style-name="ce4" table:formula="of:=[.B27]-[.C27]" office:value-type="float" office:value="49">
            <text:p>49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7]/([目前身體數值.$B$1]/100)^2" office:value-type="float" office:value="24.7842575173938">
            <text:p>24.78</text:p>
          </table:table-cell>
          <table:table-cell table:style-name="ce4"/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6">
            <text:p>2011/5/6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74">
            <text:p>74</text:p>
          </table:table-cell>
          <table:table-cell table:style-name="ce4" table:formula="of:=[.B28]-[.C28]" office:value-type="float" office:value="58">
            <text:p>58</text:p>
          </table:table-cell>
          <table:table-cell table:style-name="ce4" office:value-type="float" office:value="88.9">
            <text:p>88.9</text:p>
          </table:table-cell>
          <table:table-cell table:style-name="ce4" office:value-type="float" office:value="83">
            <text:p>83</text:p>
          </table:table-cell>
          <table:table-cell table:style-name="ce4" table:formula="of:=[.G28]/([目前身體數值.$B$1]/100)^2" office:value-type="float" office:value="24.7842575173938">
            <text:p>24.78</text:p>
          </table:table-cell>
          <table:table-cell table:style-name="ce4"/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20">
            <text:p>2011/5/20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2">
            <text:p>72</text:p>
          </table:table-cell>
          <table:table-cell table:style-name="ce4" table:formula="of:=[.B29]-[.C29]" office:value-type="float" office:value="41">
            <text:p>41</text:p>
          </table:table-cell>
          <table:table-cell table:style-name="ce4" table:number-columns-repeated="4"/>
          <table:table-cell office:value-type="string">
            <text:p>門諾復健，量血壓採舒服的資勢 <text:s text:c="28"/></text:p>
          </table:table-cell>
          <table:table-cell table:style-name="ce4" table:number-columns-repeated="248"/>
        </table:table-row>
        <table:table-row table:style-name="ro5">
          <table:table-cell table:style-name="ce6" office:value-type="date" office:date-value="2011-05-25">
            <text:p>2011/5/25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3">
            <text:p>63</text:p>
          </table:table-cell>
          <table:table-cell table:style-name="ce4" table:formula="of:=[.B30]-[.C30]" office:value-type="float" office:value="52">
            <text:p>52</text:p>
          </table:table-cell>
          <table:table-cell table:style-name="ce4" table:number-columns-repeated="4"/>
          <table:table-cell table:style-name="ce10" office:value-type="string">
            <text:p>門諾復健，量血壓採舒服的資勢，前一天佛堂上課晚睡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1">
            <text:p>2011/6/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3">
            <text:p>63</text:p>
          </table:table-cell>
          <table:table-cell table:style-name="ce4" table:formula="of:=[.B31]-[.C31]" office:value-type="float" office:value="49">
            <text:p>49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31]/([目前身體數值.$B$1]/100)^2" office:value-type="float" office:value="24.1870464928783">
            <text:p>24.19</text:p>
          </table:table-cell>
          <table:table-cell table:style-name="ce4"/>
          <table:table-cell table:style-name="ce10" office:value-type="string">
            <text:p>門諾復健，從門牙根管後的難回來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2">
            <text:p>2011/6/2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1">
            <text:p>71</text:p>
          </table:table-cell>
          <table:table-cell table:style-name="ce4" table:formula="of:=[.B32]-[.C32]" office:value-type="float" office:value="69">
            <text:p>69</text:p>
          </table:table-cell>
          <table:table-cell table:style-name="ce4" table:number-columns-repeated="4"/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4">
            <text:p>2011/6/4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1">
            <text:p>71</text:p>
          </table:table-cell>
          <table:table-cell table:style-name="ce4" table:formula="of:=[.B33]-[.C33]" office:value-type="float" office:value="75">
            <text:p>75</text:p>
          </table:table-cell>
          <table:table-cell table:style-name="ce4" table:number-columns-repeated="4"/>
          <table:table-cell office:value-type="string">
            <text:p>岳父帶我去附近的西醫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7">
            <text:p>2011/6/7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79">
            <text:p>79</text:p>
          </table:table-cell>
          <table:table-cell table:style-name="ce4" table:formula="of:=[.B34]-[.C34]" office:value-type="float" office:value="44">
            <text:p>44</text:p>
          </table:table-cell>
          <table:table-cell table:style-name="ce4" office:value-type="float" office:value="86.5">
            <text:p>86.5</text:p>
          </table:table-cell>
          <table:table-cell table:style-name="ce4" office:value-type="float" office:value="80">
            <text:p>80</text:p>
          </table:table-cell>
          <table:table-cell table:style-name="ce4" table:formula="of:=[.G34]/([目前身體數值.$B$1]/100)^2" office:value-type="float" office:value="23.8884409806205">
            <text:p>23.89</text:p>
          </table:table-cell>
          <table:table-cell table:style-name="ce4"/>
          <table:table-cell office:value-type="string">
            <text:p>門牙門題，焦慮許多天後，站走動式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8">
            <text:p>2011/6/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6">
            <text:p>66</text:p>
          </table:table-cell>
          <table:table-cell table:style-name="ce4" table:formula="of:=[.B35]-[.C35]" office:value-type="float" office:value="51">
            <text:p>51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35]/([目前身體數值.$B$1]/100)^2" office:value-type="float" office:value="24.1870464928783">
            <text:p>24.19</text:p>
          </table:table-cell>
          <table:table-cell table:style-name="ce4"/>
          <table:table-cell office:value-type="string">
            <text:p>復健：當天晚上嚴重焦慮，森田：順其自然，為所當為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13">
            <text:p>2011/6/13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style-name="ce4" table:formula="of:=[.B36]-[.C36]" office:value-type="float" office:value="55">
            <text:p>55</text:p>
          </table:table-cell>
          <table:table-cell table:style-name="ce4"/>
          <table:table-cell table:style-name="ce4" office:value-type="float" office:value="78">
            <text:p>78</text:p>
          </table:table-cell>
          <table:table-cell table:style-name="ce4" table:formula="of:=[.G36]/([目前身體數值.$B$1]/100)^2" office:value-type="float" office:value="23.291229956105">
            <text:p>23.29</text:p>
          </table:table-cell>
          <table:table-cell table:style-name="ce4"/>
          <table:table-cell office:value-type="string">
            <text:p>慢慢接受人生無常的事實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14">
            <text:p>2011/6/1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77">
            <text:p>77</text:p>
          </table:table-cell>
          <table:table-cell table:style-name="ce4" table:formula="of:=[.B37]-[.C37]" office:value-type="float" office:value="65">
            <text:p>65</text:p>
          </table:table-cell>
          <table:table-cell table:style-name="ce4" table:number-columns-repeated="4"/>
          <table:table-cell office:value-type="string">
            <text:p>下班走去量，心情還是不好</text:p>
          </table:table-cell>
          <table:table-cell table:style-name="ce4" table:number-columns-repeated="248"/>
        </table:table-row>
        <table:table-row table:style-name="ro6">
          <table:table-cell table:style-name="ce6" office:value-type="date" office:date-value="2011-06-15">
            <text:p>2011/6/15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59">
            <text:p>59</text:p>
          </table:table-cell>
          <table:table-cell table:style-name="ce4" table:formula="of:=[.B38]-[.C38]" office:value-type="float" office:value="63">
            <text:p>63</text:p>
          </table:table-cell>
          <table:table-cell table:style-name="ce4"/>
          <table:table-cell table:style-name="ce4" office:value-type="float" office:value="81.5">
            <text:p>81.5</text:p>
          </table:table-cell>
          <table:table-cell table:style-name="ce4" table:formula="of:=[.G38]/([目前身體數值.$B$1]/100)^2" office:value-type="float" office:value="24.3363492490071">
            <text:p>24.34</text:p>
          </table:table-cell>
          <table:table-cell table:style-name="ce4"/>
          <table:table-cell office:value-type="string">
            <text:p>復健完原本103再量2次變127 ^^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17">
            <text:p>2011/6/17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8">
            <text:p>68</text:p>
          </table:table-cell>
          <table:table-cell table:style-name="ce4" table:formula="of:=[.B39]-[.C39]" office:value-type="float" office:value="52">
            <text:p>52</text:p>
          </table:table-cell>
          <table:table-cell table:style-name="ce4"/>
          <table:table-cell table:style-name="ce4" office:value-type="float" office:value="77">
            <text:p>77</text:p>
          </table:table-cell>
          <table:table-cell table:style-name="ce4" table:formula="of:=[.G39]/([目前身體數值.$B$1]/100)^2" office:value-type="float" office:value="22.9926244438472">
            <text:p>22.99</text:p>
          </table:table-cell>
          <table:table-cell table:style-name="ce4"/>
          <table:table-cell office:value-type="string">
            <text:p>星期五下班前量</text:p>
          </table:table-cell>
          <table:table-cell table:style-name="ce4" table:number-columns-repeated="248"/>
        </table:table-row>
        <table:table-row table:style-name="ro6">
          <table:table-cell table:style-name="ce6" office:value-type="date" office:date-value="2011-06-21">
            <text:p>2011/6/2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77">
            <text:p>77</text:p>
          </table:table-cell>
          <table:table-cell table:style-name="ce4" table:formula="of:=[.B40]-[.C40]" office:value-type="float" office:value="75">
            <text:p>75</text:p>
          </table:table-cell>
          <table:table-cell table:style-name="ce4" table:number-columns-repeated="4"/>
          <table:table-cell office:value-type="string">
            <text:p>婆發燒39度，我可能也感冒了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22">
            <text:p>2011/6/22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8">
            <text:p>68</text:p>
          </table:table-cell>
          <table:table-cell table:style-name="ce4" table:formula="of:=[.B41]-[.C41]" office:value-type="float" office:value="52">
            <text:p>52</text:p>
          </table:table-cell>
          <table:table-cell table:style-name="ce4"/>
          <table:table-cell table:style-name="ce4" office:value-type="float" office:value="79">
            <text:p>79</text:p>
          </table:table-cell>
          <table:table-cell table:style-name="ce4" table:formula="of:=[.G41]/([目前身體數值.$B$1]/100)^2" office:value-type="float" office:value="23.5898354683627">
            <text:p>23.59</text:p>
          </table:table-cell>
          <table:table-cell table:style-name="ce4"/>
          <table:table-cell office:value-type="string">
            <text:p>刷岳父的牙周牙膏，牙周好一點，精神仍不好</text:p>
          </table:table-cell>
          <table:table-cell table:style-name="ce4" table:number-columns-repeated="248"/>
        </table:table-row>
        <table:table-row table:style-name="ro6">
          <table:table-cell table:style-name="ce6" office:value-type="date" office:date-value="2011-06-29">
            <text:p>2011/6/29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83">
            <text:p>83</text:p>
          </table:table-cell>
          <table:table-cell table:style-name="ce4" table:formula="of:=[.B42]-[.C42]" office:value-type="float" office:value="103">
            <text:p>103</text:p>
          </table:table-cell>
          <table:table-cell table:style-name="ce4"/>
          <table:table-cell table:style-name="ce4" office:value-type="float" office:value="79">
            <text:p>79</text:p>
          </table:table-cell>
          <table:table-cell table:style-name="ce4" table:formula="of:=[.G42]/([目前身體數值.$B$1]/100)^2" office:value-type="float" office:value="23.5898354683627">
            <text:p>23.59</text:p>
          </table:table-cell>
          <table:table-cell table:style-name="ce4"/>
          <table:table-cell office:value-type="string">
            <text:p>從蔬食吃完午餐散步10分鐘回來，食慾逐漸恢復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29">
            <text:p>2011/6/29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64">
            <text:p>64</text:p>
          </table:table-cell>
          <table:table-cell table:style-name="ce4" table:formula="of:=[.B43]-[.C43]" office:value-type="float" office:value="53">
            <text:p>53</text:p>
          </table:table-cell>
          <table:table-cell table:style-name="ce4"/>
          <table:table-cell table:style-name="ce4" office:value-type="float" office:value="79.9">
            <text:p>79.9</text:p>
          </table:table-cell>
          <table:table-cell table:style-name="ce4" table:formula="of:=[.G43]/([目前身體數值.$B$1]/100)^2" office:value-type="float" office:value="23.8585804293947">
            <text:p>23.86</text:p>
          </table:table-cell>
          <table:table-cell table:style-name="ce4"/>
          <table:table-cell office:value-type="string">
            <text:p>復健完，每天都當作最後一天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30">
            <text:p>2011/6/30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83">
            <text:p>83</text:p>
          </table:table-cell>
          <table:table-cell table:style-name="ce4" table:formula="of:=[.B44]-[.C44]" office:value-type="float" office:value="67">
            <text:p>67</text:p>
          </table:table-cell>
          <table:table-cell table:style-name="ce4" office:value-type="float" office:value="89.5">
            <text:p>89.5</text:p>
          </table:table-cell>
          <table:table-cell table:style-name="ce4" table:number-columns-repeated="3"/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7">
          <table:table-cell table:style-name="ce6" office:value-type="date" office:date-value="2011-07-11">
            <text:p>2011/7/1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3">
            <text:p>63</text:p>
          </table:table-cell>
          <table:table-cell table:style-name="ce4" table:formula="of:=[.B45]-[.C45]" office:value-type="float" office:value="52">
            <text:p>52</text:p>
          </table:table-cell>
          <table:table-cell table:style-name="ce4" table:number-columns-repeated="4"/>
          <table:table-cell office:value-type="string">
            <text:p>今天去第二小臼齒作模，醫師相對咬合相當注重。</text:p>
            <text:p>昨天睡不好。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7-13">
            <text:p>2011/7/13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70">
            <text:p>70</text:p>
          </table:table-cell>
          <table:table-cell table:style-name="ce4" table:formula="of:=[.B46]-[.C46]" office:value-type="float" office:value="82">
            <text:p>82</text:p>
          </table:table-cell>
          <table:table-cell table:style-name="ce4" table:number-columns-repeated="4"/>
          <table:table-cell office:value-type="string">
            <text:p>剛下去走動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7-13">
            <text:p>2011/7/13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3">
            <text:p>73</text:p>
          </table:table-cell>
          <table:table-cell table:style-name="ce4" table:formula="of:=[.B47]-[.C47]" office:value-type="float" office:value="56">
            <text:p>56</text:p>
          </table:table-cell>
          <table:table-cell table:style-name="ce4" table:number-columns-repeated="4"/>
          <table:table-cell office:value-type="string">
            <text:p>走到一半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7-13">
            <text:p>2011/7/13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3">
            <text:p>63</text:p>
          </table:table-cell>
          <table:table-cell table:style-name="ce4" table:formula="of:=[.B48]-[.C48]" office:value-type="float" office:value="44">
            <text:p>44</text:p>
          </table:table-cell>
          <table:table-cell table:style-name="ce4" office:value-type="float" office:value="88.5">
            <text:p>88.5</text:p>
          </table:table-cell>
          <table:table-cell table:style-name="ce4" office:value-type="float" office:value="79">
            <text:p>79</text:p>
          </table:table-cell>
          <table:table-cell table:style-name="ce4" table:formula="of:=[.G48]/([目前身體數值.$B$1]/100)^2" office:value-type="float" office:value="23.5898354683627">
            <text:p>23.59</text:p>
          </table:table-cell>
          <table:table-cell table:style-name="ce4"/>
          <table:table-cell office:value-type="string">
            <text:p>走動式結束</text:p>
          </table:table-cell>
          <table:table-cell table:style-name="ce4" table:number-columns-repeated="248"/>
        </table:table-row>
        <table:table-row table:style-name="ro8" table:number-rows-repeated="13">
          <table:table-cell table:style-name="ce6"/>
          <table:table-cell table:style-name="ce4" table:number-columns-repeated="8"/>
          <table:table-cell/>
          <table:table-cell table:style-name="ce4" table:number-columns-repeated="248"/>
        </table:table-row>
        <table:table-row table:style-name="ro8" table:number-rows-repeated="65474">
          <table:table-cell table:number-columns-repeated="258"/>
        </table:table-row>
        <table:table-row table:style-name="ro8">
          <table:table-cell table:number-columns-repeated="258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B2 基礎健康紀錄表.B1:基礎健康紀錄表.B1 基礎健康紀錄表.B3:基礎健康紀錄表.B34 基礎健康紀錄表.C1:基礎健康紀錄表.C1 基礎健康紀錄表.C2:基礎健康紀錄表.C34 基礎健康紀錄表.D1:基礎健康紀錄表.D1 基礎健康紀錄表.D2:基礎健康紀錄表.D34 基礎健康紀錄表.E1:基礎健康紀錄表.E1 基礎健康紀錄表.E2:基礎健康紀錄表.E34 基礎健康紀錄表.B1:基礎健康紀錄表.B1 基礎健康紀錄表.B2:基礎健康紀錄表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3">2011/07/13</text:date>, <text:time>11:04:5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7-13T11:04:58.12</dc:date>
    <dc:language>en-US</dc:language>
    <meta:editing-cycles>53</meta:editing-cycles>
    <meta:editing-duration>PT15H30M25S</meta:editing-duration>
    <dc:creator>張簡稜剛 </dc:creator>
    <meta:document-statistic meta:table-count="4" meta:cell-count="36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2:基礎健康紀錄表.B2 基礎健康紀錄表.B1:基礎健康紀錄表.E34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4" chart:label-cell-address="基礎健康紀錄表.C1:基礎健康紀錄表.C1" chart:class="chart:line">
            <chart:data-point chart:repeated="33"/>
          </chart:series>
          <chart:series chart:style-name="ch7" chart:values-cell-range-address="基礎健康紀錄表.D2:基礎健康紀錄表.D34" chart:label-cell-address="基礎健康紀錄表.D1:基礎健康紀錄表.D1" chart:class="chart:line">
            <chart:data-point chart:repeated="33"/>
          </chart:series>
          <chart:series chart:style-name="ch8" chart:values-cell-range-address="基礎健康紀錄表.E2:基礎健康紀錄表.E34" chart:label-cell-address="基礎健康紀錄表.E1:基礎健康紀錄表.E1" chart:class="chart:line">
            <chart:data-point chart:repeated="33"/>
          </chart:series>
          <chart:series chart:style-name="ch9" chart:values-cell-range-address="基礎健康紀錄表.B2:基礎健康紀錄表.B34" chart:label-cell-address="基礎健康紀錄表.B1:基礎健康紀錄表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4">2010/8/23</text:p>
              </table:table-cell>
              <table:table-cell office:value-type="float" office:value="85">
                <text:p text:id="基礎健康紀錄表.C2:基礎健康紀錄表.C34">85</text:p>
              </table:table-cell>
              <table:table-cell office:value-type="float" office:value="85">
                <text:p text:id="基礎健康紀錄表.D2:基礎健康紀錄表.D34">85</text:p>
              </table:table-cell>
              <table:table-cell office:value-type="float" office:value="50">
                <text:p text:id="基礎健康紀錄表.E2:基礎健康紀錄表.E34">50</text:p>
              </table:table-cell>
              <table:table-cell office:value-type="float" office:value="135">
                <text:p text:id="基礎健康紀錄表.B2:基礎健康紀錄表.B34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